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 — aqui vai um <text:span text:style-name="Strong_20_Emphasis">plano de ação pragmático</text:span> para lançar e escalar o <text:span text:style-name="Strong_20_Emphasis">Plano Pro (R$ 149/mês)</text:span> com <text:span text:style-name="Strong_20_Emphasis">mentoria + comunidade em WhatsApp</text:span>, <text:span text:style-name="Strong_20_Emphasis">suporte por e-mail com respostas até 24h</text:span> e <text:span text:style-name="Strong_20_Emphasis">Agente EIAH Core</text:span> disponível.</text:p>
      <text:h text:style-name="Heading_20_1" text:outline-level="1">1) Posicionamento e oferta</text:h>
      <text:list xml:id="list3605617747" text:style-name="L1">
        <text:list-item>
          <text:p text:style-name="P1"><text:span text:style-name="Strong_20_Emphasis">Quem compra (ICP):</text:span> squads em produção, PMs e devs plenos, agências que precisam de <text:span text:style-name="Strong_20_Emphasis">API, 500 runs/mês, 1.000 ações externas</text:span> e <text:span text:style-name="Strong_20_Emphasis">tempo de resposta ≤24h</text:span>.</text:p>
        </text:list-item>
        <text:list-item>
          <text:p text:style-name="P1"><text:span text:style-name="Strong_20_Emphasis">Proposta de valor:</text:span> “<text:span text:style-name="Strong_20_Emphasis">Automação em produção com confiança</text:span>: mentoria semanal, comunidade técnica dedicada e <text:span text:style-name="Strong_20_Emphasis">Agente EIAH Core</text:span> para orquestrar diagnósticos, recomendações e reexecuções.”</text:p>
        </text:list-item>
        <text:list-item>
          <text:p text:style-name="P1"><text:span text:style-name="Strong_20_Emphasis">Pacote Pro (R$ 149):</text:span></text:p>
          <text:list>
            <text:list-item>
              <text:p text:style-name="P1">500 runs/mês, 1.000 ações externas, <text:span text:style-name="Strong_20_Emphasis">API/CSV/JSON</text:span>, logs 30 dias.</text:p>
            </text:list-item>
            <text:list-item>
              <text:p text:style-name="P1"><text:span text:style-name="Strong_20_Emphasis">Mentoria em grupo</text:span> 1h/semana (foco em arquitetura/escala).</text:p>
            </text:list-item>
            <text:list-item>
              <text:p text:style-name="P1"><text:span text:style-name="Strong_20_Emphasis">Comunidade WhatsApp – Pro</text:span> (coortes por vertical).</text:p>
            </text:list-item>
            <text:list-item>
              <text:p text:style-name="P1"><text:span text:style-name="Strong_20_Emphasis">Suporte por e-mail ≤24h</text:span> (SLA claro).</text:p>
            </text:list-item>
            <text:list-item>
              <text:p text:style-name="P1"><text:span text:style-name="Strong_20_Emphasis">Agente EIAH Core</text:span>: recomenda otimizações, cria/edita fluxos, sugere limites e replays.</text:p>
            </text:list-item>
          </text:list>
        </text:list-item>
      </text:list>
      <text:h text:style-name="Heading_20_1" text:outline-level="1">2) Metas 30/60/90 dias</text:h>
      <text:list xml:id="list1402089696" text:style-name="L2">
        <text:list-item>
          <text:p text:style-name="P2"><text:span text:style-name="Strong_20_Emphasis">D30:</text:span> 400 assinantes Pro, ≥70% ativação (fluxo em produção em 7 dias), 2 coortes ativas.</text:p>
        </text:list-item>
        <text:list-item>
          <text:p text:style-name="P2"><text:span text:style-name="Strong_20_Emphasis">D60:</text:span> 900 assinantes, retenção D30 ≥ 80%, NPS ≥ 50, 15 estudos de caso públicos.</text:p>
        </text:list-item>
        <text:list-item>
          <text:p text:style-name="P2"><text:span text:style-name="Strong_20_Emphasis">D90:</text:span> 1.500 assinantes, upgrade Starter→Pro ≥ 10%/mês, 3 integrações/temas “Pro-Only”.</text:p>
        </text:list-item>
      </text:list>
      <text:h text:style-name="Heading_20_1" text:outline-level="1">3) Cronograma de lançamento (4 semanas)</text:h>
      <text:p text:style-name="Text_20_body"><text:span text:style-name="Strong_20_Emphasis">Semana 0 (Pré-lançamento)</text:span></text:p>
      <text:list xml:id="list1146674444" text:style-name="L3">
        <text:list-item>
          <text:p text:style-name="P3">Segmentar base Starter/Free por sinais de upgrade (runs &gt;70% da franquia, ações &gt;80%/mês, uso de API).</text:p>
        </text:list-item>
        <text:list-item>
          <text:p text:style-name="P3">Preparar <text:span text:style-name="Strong_20_Emphasis">coortes WhatsApp Pro</text:span> (até 180 por grupo) e <text:span text:style-name="Strong_20_Emphasis">fila de suporte Pro</text:span> (e-mail).</text:p>
        </text:list-item>
        <text:list-item>
          <text:p text:style-name="P3">Habilitar <text:span text:style-name="Strong_20_Emphasis">Agente EIAH Core</text:span> in-app (botão “Sugerir otimização” + “Criar fluxo”).</text:p>
        </text:list-item>
      </text:list>
      <text:p text:style-name="Text_20_body"><text:span text:style-name="Strong_20_Emphasis">Semana 1 (Go-live)</text:span></text:p>
      <text:list xml:id="list892900148" text:style-name="L4">
        <text:list-item>
          <text:p text:style-name="P4"><text:span text:style-name="Strong_20_Emphasis">Webinar Pro Kickoff</text:span> (45 min): arquitetura de produção + demo do Agente.</text:p>
        </text:list-item>
        <text:list-item>
          <text:p text:style-name="P4">Abrir <text:span text:style-name="Strong_20_Emphasis">Coorte Pro #1</text:span> (WhatsApp) e disparar sequência de onboarding (abaixo).</text:p>
        </text:list-item>
        <text:list-item>
          <text:p text:style-name="P4">Publicar <text:span text:style-name="Strong_20_Emphasis">Template Pro #1</text:span>: “Observabilidade + Reexecução com replay”.</text:p>
        </text:list-item>
      </text:list>
      <text:p text:style-name="Text_20_body"><text:span text:style-name="Strong_20_Emphasis">Semana 2</text:span></text:p>
      <text:list xml:id="list261678282" text:style-name="L5">
        <text:list-item>
          <text:p text:style-name="P5"><text:soft-page-break/><text:span text:style-name="Strong_20_Emphasis">Mentoria #1</text:span>: limites por run, custos previsíveis, ações externas.</text:p>
        </text:list-item>
        <text:list-item>
          <text:p text:style-name="P5">Experimento de paywall in-app (Starter→Pro): modal com <text:span text:style-name="Strong_20_Emphasis">benefícios concretos</text:span> (API + SLA 24h + Agente).</text:p>
        </text:list-item>
        <text:list-item>
          <text:p text:style-name="P5"><text:span text:style-name="Strong_20_Emphasis">Template Pro #2</text:span>: “Alertas proativos e playbooks de escalonamento”.</text:p>
        </text:list-item>
      </text:list>
      <text:p text:style-name="Text_20_body"><text:span text:style-name="Strong_20_Emphasis">Semana 3</text:span></text:p>
      <text:list xml:id="list3726698881" text:style-name="L6">
        <text:list-item>
          <text:p text:style-name="P6"><text:span text:style-name="Strong_20_Emphasis">Office Hours Pro</text:span> (deep-dive técnico) + guia “Hardening de fluxos”.</text:p>
        </text:list-item>
        <text:list-item>
          <text:p text:style-name="P6">Campanha de <text:span text:style-name="Strong_20_Emphasis">prova social</text:span>: 3 cases gravados (60–90 s).</text:p>
        </text:list-item>
      </text:list>
      <text:p text:style-name="Text_20_body"><text:span text:style-name="Strong_20_Emphasis">Semana 4</text:span></text:p>
      <text:list xml:id="list2306274618" text:style-name="L7">
        <text:list-item>
          <text:p text:style-name="P7"><text:span text:style-name="Strong_20_Emphasis">Mentoria #2</text:span>: escalabilidade, filas, idempotência, webhooks.</text:p>
        </text:list-item>
        <text:list-item>
          <text:p text:style-name="P7">Revisão de métricas e ajustes de copy, pricing page e gatilhos de upgrade.</text:p>
        </text:list-item>
      </text:list>
      <text:h text:style-name="Heading_20_1" text:outline-level="1">4) Onboarding Pro (TTV &lt; 30 min)</text:h>
      <text:list xml:id="list358484263" text:style-name="L8">
        <text:list-item>
          <text:p text:style-name="P8"><text:span text:style-name="Strong_20_Emphasis">Welcome in-app</text:span> com 3 CTAs: entrar na coorte WhatsApp, “Criar Fluxo com o Agente”, importar Template Pro #1.</text:p>
        </text:list-item>
        <text:list-item>
          <text:p text:style-name="P8"><text:span text:style-name="Strong_20_Emphasis">Passeio guiado (5 min)</text:span>: conectar 1 app, definir limites, habilitar alertas.</text:p>
        </text:list-item>
        <text:list-item>
          <text:p text:style-name="P8"><text:span text:style-name="Strong_20_Emphasis">Primeira otimização com EIAH Core</text:span>: analisar um fluxo, aplicar 1 recomendação.</text:p>
        </text:list-item>
        <text:list-item>
          <text:p text:style-name="P8"><text:span text:style-name="Strong_20_Emphasis">Checklist Pro</text:span> (marcação automática): 1º fluxo em produção + alertas + replay.</text:p>
        </text:list-item>
      </text:list>
      <text:h text:style-name="Heading_20_1" text:outline-level="1">5) Mentoria + WhatsApp (operação)</text:h>
      <text:list xml:id="list324857223" text:style-name="L9">
        <text:list-item>
          <text:p text:style-name="P9"><text:span text:style-name="Strong_20_Emphasis">Cadência:</text:span> mentoria semanal (quartas, 12h) + “plantão de dúvidas” no WhatsApp (segundas, 17h, 30 min).</text:p>
        </text:list-item>
        <text:list-item>
          <text:p text:style-name="P9"><text:span text:style-name="Strong_20_Emphasis">Roteiro (4 semanas recorrente):</text:span></text:p>
          <text:list>
            <text:list-item>
              <text:p text:style-name="P9">Arquitetura &amp; custos (tokens/ações, projeção de fatura, pools).</text:p>
            </text:list-item>
            <text:list-item>
              <text:p text:style-name="P9">Observabilidade &amp; confiabilidade (logs, retries, replay).</text:p>
            </text:list-item>
            <text:list-item>
              <text:p text:style-name="P9">Escala &amp; integrações (webhooks, API, limites por run).</text:p>
            </text:list-item>
            <text:list-item>
              <text:p text:style-name="P9">Demo Day Pro + roadmap votado.</text:p>
            </text:list-item>
          </text:list>
        </text:list-item>
        <text:list-item>
          <text:p text:style-name="P9"><text:span text:style-name="Strong_20_Emphasis">Regras do grupo:</text:span> foco técnico; tickets complexos → e-mail (SLA 24h); spam zero.</text:p>
        </text:list-item>
      </text:list>
      <text:h text:style-name="Heading_20_1" text:outline-level="1">6) Suporte por e-mail ≤24h (como cumprir)</text:h>
      <text:list xml:id="list1784670679" text:style-name="L10">
        <text:list-item>
          <text:p text:style-name="P10"><text:span text:style-name="Strong_20_Emphasis">Caixa dedicada:</text:span> pro@… com auto-reply (SLA, ticket #, links críticos).</text:p>
        </text:list-item>
        <text:list-item>
          <text:p text:style-name="P10"><text:span text:style-name="Strong_20_Emphasis">Triage:</text:span> L1 (CM com macros) em 4h úteis; L2 (Eng/PM) fecha ≤24h.</text:p>
        </text:list-item>
        <text:list-item>
          <text:p text:style-name="P10"><text:span text:style-name="Strong_20_Emphasis">Playbooks:</text:span> incidentes, lentidão, estouro de ações, webhooks falhos.</text:p>
        </text:list-item>
        <text:list-item>
          <text:p text:style-name="P10"><text:soft-page-break/><text:span text:style-name="Strong_20_Emphasis">Métricas:</text:span> % dentro do SLA, tempo de 1ª resposta, CSAT, tópicos recorrentes (viram conteúdo Pro).</text:p>
        </text:list-item>
      </text:list>
      <text:h text:style-name="Heading_20_1" text:outline-level="1">7) Agente EIAH Core (ativação e “wow moment”)</text:h>
      <text:list xml:id="list4076654260" text:style-name="L11">
        <text:list-item>
          <text:p text:style-name="P11"><text:span text:style-name="Strong_20_Emphasis">Entradas:</text:span> último run, falhas recentes, consumo de tokens/ações, latências.</text:p>
        </text:list-item>
        <text:list-item>
          <text:p text:style-name="P11"><text:span text:style-name="Strong_20_Emphasis">Ações guiadas:</text:span> “Otimizar limites por run”, “Criar alerta proativo”, “Habilitar replay”, “Esboçar fluxo novo”.</text:p>
        </text:list-item>
        <text:list-item>
          <text:p text:style-name="P11"><text:span text:style-name="Strong_20_Emphasis">Objetivo de ativação:</text:span> 1 recomendação aplicada nas primeiras 24h → +15% retenção D30 (meta).</text:p>
        </text:list-item>
      </text:list>
      <text:h text:style-name="Heading_20_1" text:outline-level="1">8) Funis e growth</text:h>
      <text:p text:style-name="Text_20_body"><text:span text:style-name="Strong_20_Emphasis">Aquisição (upsell priorizado)</text:span></text:p>
      <text:list xml:id="list1873545960" text:style-name="L12">
        <text:list-item>
          <text:p text:style-name="P12">In-app nudge quando: runs &gt; 350/mês OU ações &gt; 800/mês OU uso de API detectado.</text:p>
        </text:list-item>
        <text:list-item>
          <text:p text:style-name="P12">E-mail: 3 toques (demo Agente → prova social → urgência/lotação da coorte).</text:p>
        </text:list-item>
        <text:list-item>
          <text:p text:style-name="P12">Parceiros: comunidades dev/PM e bootcamps (workshops “pro-ready”).</text:p>
        </text:list-item>
      </text:list>
      <text:p text:style-name="Text_20_body"><text:span text:style-name="Strong_20_Emphasis">Retenção</text:span></text:p>
      <text:list xml:id="list2880708558" text:style-name="L13">
        <text:list-item>
          <text:p text:style-name="P13">Conteúdo Pro semanal (best practices/hardening).</text:p>
        </text:list-item>
        <text:list-item>
          <text:p text:style-name="P13">Calendário de rituais e desafios “Pro Builders”.</text:p>
        </text:list-item>
        <text:list-item>
          <text:p text:style-name="P13">Roadmap público com votos da coorte Pro.</text:p>
        </text:list-item>
      </text:list>
      <text:p text:style-name="Text_20_body"><text:span text:style-name="Strong_20_Emphasis">Expansão</text:span></text:p>
      <text:list xml:id="list719075619" text:style-name="L14">
        <text:list-item>
          <text:p text:style-name="P14">Add-ons visíveis (ações extra, memória, alertas) com <text:span text:style-name="Strong_20_Emphasis">medidor e projeção</text:span>.</text:p>
        </text:list-item>
        <text:list-item>
          <text:p text:style-name="P14">Sinalizar <text:span text:style-name="Strong_20_Emphasis">Business</text:span> quando excedentes &gt;30% por 2 meses (upgrade assistido).</text:p>
        </text:list-item>
      </text:list>
      <text:h text:style-name="Heading_20_1" text:outline-level="1">9) Sequência de e-mails (Pro)</text:h>
      <text:list xml:id="list3855766353" text:style-name="L15">
        <text:list-item>
          <text:p text:style-name="P15"><text:span text:style-name="Strong_20_Emphasis">Boas-vindas imediata</text:span>: links grupo WhatsApp, calendário, “Criar com o Agente”, Template Pro #1.</text:p>
        </text:list-item>
        <text:list-item>
          <text:p text:style-name="P15"><text:span text:style-name="Strong_20_Emphasis">Dia 2 – Ativação:</text:span> vídeo 5 min + checklist Pro (produção segura).</text:p>
        </text:list-item>
        <text:list-item>
          <text:p text:style-name="P15"><text:span text:style-name="Strong_20_Emphasis">Dia 5 – Valor:</text:span> Template Pro #2 + guia de alertas e replay.</text:p>
        </text:list-item>
        <text:list-item>
          <text:p text:style-name="P15"><text:span text:style-name="Strong_20_Emphasis">Dia 10 – Mentoria:</text:span> pauta da semana + chamadas de casos.</text:p>
        </text:list-item>
        <text:list-item>
          <text:p text:style-name="P15"><text:span text:style-name="Strong_20_Emphasis">Dia 20 – Prova social:</text:span> 3 mini-cases com números (tempo/erros evitados).</text:p>
        </text:list-item>
        <text:list-item>
          <text:p text:style-name="P15"><text:span text:style-name="Strong_20_Emphasis">Dia 28 – Renovação/upgrade:</text:span> quando considerar Business + call com PM.</text:p>
        </text:list-item>
      </text:list>
      <text:h text:style-name="Heading_20_1" text:outline-level="1"><text:soft-page-break/>10) Scripts prontos</text:h>
      <text:p text:style-name="Text_20_body"><text:span text:style-name="Strong_20_Emphasis">Modal in-app (Starter→Pro)</text:span></text:p>
      <text:p text:style-name="Quotations">Pronto para produção? <text:span text:style-name="Strong_20_Emphasis">Pro (R$ 149)</text:span> inclui mentoria semanal, <text:span text:style-name="Strong_20_Emphasis">WhatsApp da coorte</text:span>, <text:span text:style-name="Strong_20_Emphasis">SLA por e-mail ≤24h</text:span> e o <text:span text:style-name="Strong_20_Emphasis">Agente EIAH Core</text:span> para otimizar seus fluxos. <text:span text:style-name="Strong_20_Emphasis">Experimentar agora</text:span>.</text:p>
      <text:p text:style-name="Text_20_body"><text:span text:style-name="Strong_20_Emphasis">WhatsApp – mensagem de boas-vindas</text:span></text:p>
      <text:p text:style-name="Quotations">Bem-vindo à <text:span text:style-name="Strong_20_Emphasis">Coorte Pro</text:span>! Fixados: regras, calendário e templates Pro. Dúvidas rápidas por aqui; cenários complexos → <text:span text:style-name="Strong_20_Emphasis">pro@…</text:span> (SLA 24h). Apresente seu stack e objetivo da sprint 👇</text:p>
      <text:p text:style-name="Text_20_body"><text:span text:style-name="Strong_20_Emphasis">E-mail – anúncio de lançamento</text:span></text:p>
      <text:p text:style-name="Quotations">Assunto: <text:span text:style-name="Strong_20_Emphasis">Plano Pro com Agente EIAH Core (mentoria + SLA 24h)</text:span><text:line-break/>…CTA: Assinar Pro • Entrar na Coorte • Assistir ao Kickoff.</text:p>
      <text:h text:style-name="Heading_20_1" text:outline-level="1">11) Métricas e painéis</text:h>
      <text:list xml:id="list2176712357" text:style-name="L16">
        <text:list-item>
          <text:p text:style-name="P16"><text:span text:style-name="Strong_20_Emphasis">Ativação:</text:span> % 1º fluxo em produção 7d; TTV mediano; % que aplicaram 1 recomendação do Agente em 24h.</text:p>
        </text:list-item>
        <text:list-item>
          <text:p text:style-name="P16"><text:span text:style-name="Strong_20_Emphasis">Engajamento:</text:span> presença nas mentorias; mensagens úteis no WhatsApp; abertura/cliques dos e-mails.</text:p>
        </text:list-item>
        <text:list-item>
          <text:p text:style-name="P16"><text:span text:style-name="Strong_20_Emphasis">Retenção:</text:span> D30, D60, churn (motivo); uso recorrente do Agente.</text:p>
        </text:list-item>
        <text:list-item>
          <text:p text:style-name="P16"><text:span text:style-name="Strong_20_Emphasis">Receita:</text:span> MRR Pro, upgrades, excedentes pagos.</text:p>
        </text:list-item>
        <text:list-item>
          <text:p text:style-name="P16"><text:span text:style-name="Strong_20_Emphasis">Suporte:</text:span> SLA ≤24h, CSAT, tópicos recorrentes.</text:p>
        </text:list-item>
        <text:list-item>
          <text:p text:style-name="P16"><text:span text:style-name="Strong_20_Emphasis">Saúde técnica:</text:span> falhas por 1k runs; tempo médio de execução; ações excedentes/run.</text:p>
        </text:list-item>
      </text:list>
      <text:h text:style-name="Heading_20_1" text:outline-level="1">12) Time e orçamento (90 dias)</text:h>
      <text:list xml:id="list3679869113" text:style-name="L17">
        <text:list-item>
          <text:p text:style-name="P17"><text:span text:style-name="Strong_20_Emphasis">Community Manager (0,5–1 FTE):</text:span> coortes, mentoria, sequência de e-mails.</text:p>
        </text:list-item>
        <text:list-item>
          <text:p text:style-name="P17"><text:span text:style-name="Strong_20_Emphasis">Eng/PM (0,4 FTE):</text:span> conteúdo Pro, templates, deep-dives, triagem L2.</text:p>
        </text:list-item>
        <text:list-item>
          <text:p text:style-name="P17"><text:span text:style-name="Strong_20_Emphasis">Conteúdo/Design (0,25 FTE):</text:span> vídeos 5 min, artes, cases.</text:p>
        </text:list-item>
        <text:list-item>
          <text:p text:style-name="P17"><text:span text:style-name="Strong_20_Emphasis">Ferramentas:</text:span> WhatsApp Business, help desk, Zoom/Meet, automação de e-mail, dashboard BI.</text:p>
        </text:list-item>
        <text:list-item>
          <text:p text:style-name="P17"><text:span text:style-name="Strong_20_Emphasis">Mídia:</text:span> R$ 5–8k para remarketing em usuários Starter/Free com sinais de upgrade.</text:p>
        </text:list-item>
      </text:list>
      <text:h text:style-name="Heading_20_1" text:outline-level="1">13) Riscos &amp; mitigação</text:h>
      <text:list xml:id="list3671840506" text:style-name="L18">
        <text:list-item>
          <text:p text:style-name="P18"><text:span text:style-name="Strong_20_Emphasis">Volume no WhatsApp:</text:span> limitar por coorte/vertical; resumo semanal por e-mail; “perguntas frequentes” em docs.</text:p>
        </text:list-item>
        <text:list-item>
          <text:p text:style-name="P18"><text:soft-page-break/><text:span text:style-name="Strong_20_Emphasis">SLA 24h sob pico:</text:span> macros, filas claras e janelas de priorização; analista de plantão.</text:p>
        </text:list-item>
        <text:list-item>
          <text:p text:style-name="P18"><text:span text:style-name="Strong_20_Emphasis">Baixa adoção do Agente:</text:span> tutoriais curtos in-app + missão “aplique 1 recomendação hoje”.</text:p>
        </text:list-item>
        <text:list-item>
          <text:p text:style-name="P18"><text:span text:style-name="Strong_20_Emphasis">Runaway costs:</text:span> projeção de fatura e alertas in-app; mentoria sobre limites.</text:p>
        </text:list-item>
      </text:list>
      <text:h text:style-name="Heading_20_1" text:outline-level="1">14) Checklists operacionais</text:h>
      <text:list xml:id="list1598376670" text:style-name="L19">
        <text:list-item>
          <text:p text:style-name="P19"><text:span text:style-name="Strong_20_Emphasis">Go-live:</text:span> pricing page atualizada • modal in-app • coortes criadas • caixa pro@ ativa • Agente habilitado • templates Pro publicados.</text:p>
        </text:list-item>
        <text:list-item>
          <text:p text:style-name="P19"><text:span text:style-name="Strong_20_Emphasis">Cada mentoria:</text:span> pauta • gravação • Q&amp;A • follow-up com links.</text:p>
        </text:list-item>
        <text:list-item>
          <text:p text:style-name="P19"><text:span text:style-name="Strong_20_Emphasis">Suporte:</text:span> auto-reply • macros • SLA monitorado • review semanal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43:31.820000000</meta:creation-date>
    <dc:date>2025-11-06T08:43:59.537000000</dc:date>
    <meta:editing-duration>PT27S</meta:editing-duration>
    <meta:editing-cycles>1</meta:editing-cycles>
    <meta:document-statistic meta:table-count="0" meta:image-count="0" meta:object-count="0" meta:page-count="5" meta:paragraph-count="103" meta:word-count="1100" meta:character-count="6837" meta:non-whitespace-character-count="5908"/>
    <meta:generator>LibreOffice/7.3.2.2$Windows_X86_64 LibreOffice_project/49f2b1bff42cfccbd8f788c8dc32c1c309559be0</meta:generator>
  </office:meta>
</office:document-meta>
</file>